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bold" style:font-weight-asian="bold" style:font-weight-complex="bold"/>
    </style:style>
    <style:style style:name="P2" style:family="paragraph" style:parent-style-name="Preformatted_20_Text">
      <style:paragraph-properties fo:margin-left="0cm" fo:margin-right="0cm" fo:margin-top="0cm" fo:margin-bottom="0cm" loext:contextual-spacing="false" fo:text-indent="0cm" style:auto-text-indent="false"/>
      <style:text-properties fo:color="#000000"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text-properties fo:color="#000000" fo:font-weight="bold" fo:background-color="#000000" style:font-weight-asian="bold" style:font-weight-complex="bold"/>
    </style:style>
    <style:style style:name="P5" style:family="paragraph" style:parent-style-name="Preformatted_20_Text">
      <style:text-properties fo:color="#fadd2d" fo:font-weight="bold" fo:background-color="#000000" style:font-weight-asian="bold" style:font-weight-complex="bold"/>
    </style:style>
    <style:style style:name="P6" style:family="paragraph" style:parent-style-name="Preformatted_20_Text">
      <style:paragraph-properties fo:margin-left="0cm" fo:margin-right="0cm" fo:margin-top="0cm" fo:margin-bottom="0.499cm" loext:contextual-spacing="false" fo:text-indent="0cm" style:auto-text-indent="false"/>
    </style:style>
    <style:style style:name="P7" style:family="paragraph" style:parent-style-name="Preformatted_20_Text">
      <style:paragraph-properties fo:margin-left="0cm" fo:margin-right="0cm" fo:margin-top="0cm" fo:margin-bottom="0.499cm" loext:contextual-spacing="false" fo:text-indent="0cm" style:auto-text-indent="false"/>
      <style:text-properties fo:color="#fadd2d" fo:font-weight="bold"/>
    </style:style>
    <style:style style:name="P8" style:family="paragraph" style:parent-style-name="Preformatted_20_Text">
      <style:paragraph-properties fo:margin-left="0cm" fo:margin-right="0cm" fo:margin-top="0cm" fo:margin-bottom="0.499cm" loext:contextual-spacing="false" fo:text-indent="0cm" style:auto-text-indent="false"/>
      <style:text-properties fo:color="#f8f8f8"/>
    </style:style>
    <style:style style:name="P9" style:family="paragraph" style:parent-style-name="Preformatted_20_Text">
      <style:paragraph-properties fo:margin-left="0cm" fo:margin-right="0cm" fo:margin-top="0cm" fo:margin-bottom="0.499cm" loext:contextual-spacing="false" fo:text-indent="0cm" style:auto-text-indent="false"/>
      <style:text-properties fo:color="#f8f8f8" fo:background-color="#000000"/>
    </style:style>
    <style:style style:name="P10" style:family="paragraph" style:parent-style-name="Preformatted_20_Text">
      <style:paragraph-properties fo:margin-left="0cm" fo:margin-right="0cm" fo:margin-top="0cm" fo:margin-bottom="0.499cm" loext:contextual-spacing="false" fo:text-indent="0cm" style:auto-text-indent="false"/>
      <style:text-properties fo:color="#e6a252"/>
    </style:style>
    <style:style style:name="P11" style:family="paragraph" style:parent-style-name="Preformatted_20_Text">
      <style:paragraph-properties fo:margin-left="0cm" fo:margin-right="0cm" fo:margin-top="0cm" fo:margin-bottom="0.499cm" loext:contextual-spacing="false" fo:text-indent="0cm" style:auto-text-indent="false"/>
      <style:text-properties fo:background-color="#000000"/>
    </style:style>
    <style:style style:name="P12" style:family="paragraph" style:parent-style-name="Preformatted_20_Text">
      <style:paragraph-properties fo:margin-left="0cm" fo:margin-right="0cm" fo:margin-top="0cm" fo:margin-bottom="0cm" loext:contextual-spacing="false" fo:text-indent="0cm" style:auto-text-indent="false"/>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color="#f8f8f8"/>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color="#e6a252"/>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color="#e6a252" fo:background-color="#000000"/>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8da6ce"/>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background-color="#000000"/>
    </style:style>
    <style:style style:name="T1" style:family="text">
      <style:text-properties fo:color="#f8f8f8"/>
    </style:style>
    <style:style style:name="T2" style:family="text">
      <style:text-properties fo:color="#8da6ce"/>
    </style:style>
    <style:style style:name="T3" style:family="text">
      <style:text-properties fo:color="#fadd2d"/>
    </style:style>
    <style:style style:name="T4" style:family="text">
      <style:text-properties fo:color="#fadd2d" fo:font-weight="bold"/>
    </style:style>
    <style:style style:name="T5" style:family="text">
      <style:text-properties fo:color="#e6a2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 microarreglo de ADN que a su vez puede ser llamado chip, oligonucleotide DNA chip o gene chip consiste en fragmentos múltiples de ADN de los cuales representa un gen diferente. Estan basados en la fijación de sondas que representan los genes (o proteinas, o metabolitos) sobre un sustrato sólido de cristal, plástico, silice, etc, y expuestos a las moléculas \textbf{diana} (Las muestras). Los microarrays funcionan con el nivel de hibridación entra la sonda especifica \textbf{(probe)} y la molecula diana \textbf{(taget)} se indica generalmente mediante \textbf{fluorescencia} y se mide por \textbf{análisis de imagenes} e indica niveles de expresión del gen correspondiente a la sonda en la muestra problema. Los microarrays puede medir la expresión de miles de genes para identificar cambios en la expresión entre diferentes estados biológicos. Se necesitan métodos para determinar la importancia de estos cambios mientras se toma en cuenta la enorme cantidad de genes.</text:p>
      <text:p text:style-name="P2">La mejor definición es un conjunto ordenado de genes en una pequeña superficie (10,000 muestras por cm2). Los microarreglos de DNA son una nueva herramienta de la biología molecular y las ciencias genómicas.</text:p>
      <text:p text:style-name="P2">Posiblemente es una de las aplicaciones más importantes para la información obtenida de la secuenciación sistemática de los genomas completos. Existen diferentes tipos de microarrays que son:</text:p>
      <text:p text:style-name="P2">\begin{itemize}</text:p>
      <text:p text:style-name="P2">\item De proteína</text:p>
      <text:p text:style-name="P2">\item De tejidos </text:p>
      <text:p text:style-name="P2">\item De DNA</text:p>
      <text:p text:style-name="P2">\item De expresion</text:p>
      <text:p text:style-name="P2">\end{itemize}</text:p>
      <text:p text:style-name="P2">\begin{figure}[h]</text:p>
      <text:p text:style-name="P2">\begin{center}</text:p>
      <text:p text:style-name="P2">\includegraphics[width=0.5\textwidth]{array.png}</text:p>
      <text:p text:style-name="P2">\end{center}</text:p>
      <text:p text:style-name="P2">\caption{Metodología básica de un microarreglo de ADN.}</text:p>
      <text:p text:style-name="P2">\end{figure}</text:p>
      <text:p text:style-name="P2">Los microarreglos tienen aplicacion a casi cualquier tipo de problema biológico, como puede ser el estudio de los genes que se expresan diferencialmente entre varias condiciones sanos/enfermos, mutantes/salvajes, tratados/no tratados, clasifica moleculas en enfermedades complejas, identifica genes caracteristicos de una patología (firam o "signature"), predice respuesta a un tratamiento, detecta mutaciones y polimorfismos de un único gen (SNP) entre muchas cosas mas.</text:p>
      <text:p text:style-name="P1"/>
      <text:p text:style-name="P1"/>
      <text:p text:style-name="P4"/>
      <text:p text:style-name="P5">\subsection{Circos plot}</text:p>
      <text:p text:style-name="P11"><text:span text:style-name="T2">\textbf</text:span><text:span text:style-name="T1">{Instalación de circos}</text:span></text:p>
      <text:p text:style-name="P11"><text:span text:style-name="T1">Primero, descargamos Circos </text:span><text:span text:style-name="T2">\texttt</text:span><text:span text:style-name="T1">{http://circos.ca/software/download}. El contenido de la distribución se describe a continuación.</text:span></text:p>
      <text:p text:style-name="P9">No necesitamos mover o editar ningún archivo en la distribución principal.</text:p>
      <text:p text:style-name="P17"><text:span text:style-name="T3">\begin</text:span><text:span text:style-name="T1">{lstlisting}</text:span><text:span text:style-name="T5">[language=bash,caption={Suponiendo que desea instalar en ROOT=~/software/circos},style=consola]</text:span></text:p>
      <text:p text:style-name="P15">$ cd ~</text:p>
      <text:p text:style-name="P15">$ mkdir software</text:p>
      <text:p text:style-name="P15">$ mkdir software/circos</text:p>
      <text:p text:style-name="P15">$ cd software/circos</text:p>
      <text:p text:style-name="P15"># Descargar Circos y colocalo en el directorio software/circos</text:p>
      <text:p text:style-name="P15">$ wget http://circos.ca/distribution/circos-0.69-6.tgz</text:p>
      <text:p text:style-name="P15"># Descargar la versión mas actual (Recomendación).</text:p>
      <text:p text:style-name="P15">#Descomprime </text:p>
      <text:p text:style-name="P15"><text:soft-page-break/>$ tar xvfz circos-0.69-6.tgz</text:p>
      <text:p text:style-name="P15">...</text:p>
      <text:p text:style-name="P15">circos-0.69-6/data/karyotype/karyotype.arabidopsis.txt</text:p>
      <text:p text:style-name="P15">circos-0.69-6/data/karyotype/karyotype.zeamays.txt</text:p>
      <text:p text:style-name="P15">circos-0.69-6/data/karyotype/karyotype.oryzasativa.txt</text:p>
      <text:p text:style-name="P15"># Crea un enlace simbolico a current </text:p>
      <text:p text:style-name="P15">$ ln -s circos-0.69-6 current</text:p>
      <text:p text:style-name="P15"># Comprobamos si se creo el enlace simbolico.</text:p>
      <text:p text:style-name="P15">$ ls -lh</text:p>
      <text:p text:style-name="P15">drwxrwxr-x 9 juanjo juanjo 4.0K nov 29 10:36 circos-0.69-6/</text:p>
      <text:p text:style-name="P15">-rw-rw-r-- 1 juanjo juanjo <text:s/>22M nov 29 10:36 circos-0.69-6.tgz</text:p>
      <text:p text:style-name="P15">lrwxrwxrwx 1 juanjo juanjo <text:s text:c="2"/>13 nov 29 10:30 current -&gt; circos-0.69-6/</text:p>
      <text:p text:style-name="P15"># Borramos el archivo tgz, si ustede quiere</text:p>
      <text:p text:style-name="P17"><text:span text:style-name="T3">\end</text:span><text:span text:style-name="T1">{lstlisting}</text:span></text:p>
      <text:p text:style-name="P17"><text:span text:style-name="T1">Para instalar los módulos GD y Perl en Ubuntu, usamos apt-get.</text:span><text:span text:style-name="T2">\\</text:span></text:p>
      <text:p text:style-name="P17"><text:span text:style-name="T3">\begin</text:span><text:span text:style-name="T1">{lstlisting}</text:span><text:span text:style-name="T5">[language=bash, style=consola]</text:span></text:p>
      <text:p text:style-name="P15">$ sudo apt-get -y install libgd2-xpm-dev</text:p>
      <text:p text:style-name="P11"><text:span text:style-name="T3">\end</text:span><text:span text:style-name="T1">{lstlisting}</text:span></text:p>
      <text:p text:style-name="P11"><text:span text:style-name="T2">\textbf</text:span><text:span text:style-name="T1">{CORRIENDO CIRCOS}</text:span><text:span text:style-name="T2">\\</text:span><text:span text:style-name="T1"> </text:span></text:p>
      <text:p text:style-name="P11"><text:span text:style-name="T1">Circos utiliza banderas de línea de comandos, que son obligatorias. Por lo menos, debe especificar el archivo de configuración de imagen usando -conf.</text:span><text:span text:style-name="T2">\\</text:span></text:p>
      <text:p text:style-name="P11"><text:span text:style-name="T1">Es una buena idea agregar el </text:span><text:span text:style-name="T2">\textbf</text:span><text:span text:style-name="T1">{bin/} directorio en la distribución para PATH que pueda ejecutar </text:span><text:span text:style-name="T2">\textbf</text:span><text:span text:style-name="T1">{bin/circos} desde cualquier lugar.</text:span><text:span text:style-name="T2">\\</text:span></text:p>
      <text:p text:style-name="P11"><text:span text:style-name="T1">Añadimos al </text:span><text:span text:style-name="T2">\textbf</text:span><text:span text:style-name="T1">{root=~/software/circos/current} como se describió anteriormente, añadimos esto a nuestro </text:span><text:span text:style-name="T2">\textbf</text:span><text:span text:style-name="T1">{~/.bashrco} </text:span><text:span text:style-name="T2">\textbf</text:span><text:span text:style-name="T1">{~/.bash-profile}.</text:span><text:span text:style-name="T2">\\</text:span><text:span text:style-name="T1"> </text:span></text:p>
      <text:p text:style-name="P17"><text:span text:style-name="T3">\begin</text:span><text:span text:style-name="T1">{lstlisting}</text:span><text:span text:style-name="T5">[language=bash, style=consola]</text:span></text:p>
      <text:p text:style-name="P15">$ export PATH=~/software/circos/current/bin:$PATH</text:p>
      <text:p text:style-name="P11"><text:span text:style-name="T3">\end</text:span><text:span text:style-name="T1">{lstlisting}</text:span></text:p>
      <text:p text:style-name="P17"><text:span text:style-name="T1">Ejecutamos explícitamente cualquiera </text:span><text:span text:style-name="T2">\textbf</text:span><text:span text:style-name="T1">{~/.bashrc} </text:span><text:span text:style-name="T2">\textbf</text:span><text:span text:style-name="T1">{~/.bash-profile} para que esto surta efecto</text:span><text:span text:style-name="T2">\\</text:span></text:p>
      <text:p text:style-name="P17"><text:span text:style-name="T3">\begin</text:span><text:span text:style-name="T1">{lstlisting}</text:span><text:span text:style-name="T5">[language=bash, style=consola]</text:span></text:p>
      <text:p text:style-name="P15">$ .~/ .bashrc</text:p>
      <text:p text:style-name="P15"># o </text:p>
      <text:p text:style-name="P15">$ .~/ .bash_profile</text:p>
      <text:p text:style-name="P11"><text:span text:style-name="T3">\end</text:span><text:span text:style-name="T1">{lstlisting}</text:span></text:p>
      <text:p text:style-name="P11"><text:span text:style-name="T1">Finalmente, probamos que nuestro PATH ha sido modificado,</text:span><text:span text:style-name="T2">\\</text:span></text:p>
      <text:p text:style-name="P17"><text:span text:style-name="T3">\begin</text:span><text:span text:style-name="T1">{lstlisting}</text:span><text:span text:style-name="T5">[language=bash, style=consola]</text:span></text:p>
      <text:p text:style-name="P15">$ cd ~</text:p>
      <text:p text:style-name="P15">$ echo $PATH</text:p>
      <text:p text:style-name="P15">~/software/circos/current/bin: ...</text:p>
      <text:p text:style-name="P15">$ which circos</text:p>
      <text:p text:style-name="P15">~/software/circos/current/bin/circos</text:p>
      <text:p text:style-name="P17"><text:span text:style-name="T3">\end</text:span><text:span text:style-name="T1">{lstlisting}</text:span></text:p>
      <text:p text:style-name="P11"><text:span text:style-name="T2">\textbf</text:span><text:span text:style-name="T1">{Revisando si faltan módulos Perl}</text:span><text:span text:style-name="T2">\\</text:span></text:p>
      <text:p text:style-name="P11"><text:span text:style-name="T1">Verificamos si tenemos algún módulo faltante</text:span><text:span text:style-name="T2">\\</text:span></text:p>
      <text:p text:style-name="P17"><text:span text:style-name="T3">\begin</text:span><text:span text:style-name="T1">{lstlisting}</text:span><text:span text:style-name="T5">[language=bash, style=consola]</text:span></text:p>
      <text:p text:style-name="P14"><text:soft-page-break/>$ circos -modules</text:p>
      <text:p text:style-name="P14">ok <text:s text:c="6"/>1.36 Carp</text:p>
      <text:p text:style-name="P14">ok <text:s text:c="6"/>0.38 Clone</text:p>
      <text:p text:style-name="P14">ok <text:s text:c="6"/>2.63 Config::General</text:p>
      <text:p text:style-name="P14">ok <text:s text:c="6"/>3.56 Cwd</text:p>
      <text:p text:style-name="P14">ok <text:s text:c="5"/>2.158 Data::Dumper</text:p>
      <text:p text:style-name="P14">ok <text:s text:c="6"/>2.54 Digest::MD5</text:p>
      <text:p text:style-name="P14">ok <text:s text:c="6"/>2.85 File::Basename</text:p>
      <text:p text:style-name="P14">ok <text:s text:c="6"/>3.56 File::Spec::Functions</text:p>
      <text:p text:style-name="P14">ok <text:s text:c="4"/>0.2304 File::Temp</text:p>
      <text:p text:style-name="P14">ok <text:s text:c="6"/>1.51 FindBin</text:p>
      <text:p text:style-name="P14">ok <text:s text:c="6"/>0.39 Font::TTF::Font</text:p>
      <text:p text:style-name="P14">ok <text:s text:c="6"/>2.53 GD</text:p>
      <text:p text:style-name="P14">ok <text:s text:c="7"/>0.2 GD::Polyline</text:p>
      <text:p text:style-name="P14">ok <text:s text:c="6"/>2.45 Getopt::Long</text:p>
      <text:p text:style-name="P14">ok <text:s text:c="6"/>1.16 IO::File</text:p>
      <text:p text:style-name="P14">ok <text:s text:c="5"/>0.413 List::MoreUtils</text:p>
      <text:p text:style-name="P14">ok <text:s text:c="6"/>1.41 List::Util</text:p>
      <text:p text:style-name="P14">ok <text:s text:c="6"/>0.01 Math::Bezier</text:p>
      <text:p text:style-name="P14">ok <text:s text:c="4"/>1.9997 Math::BigFloat</text:p>
      <text:p text:style-name="P14">ok <text:s text:c="6"/>0.07 Math::Round</text:p>
      <text:p text:style-name="P14">ok <text:s text:c="6"/>0.08 Math::VecStat</text:p>
      <text:p text:style-name="P14">ok <text:s text:c="6"/>1.03 Memoize</text:p>
      <text:p text:style-name="P14">ok <text:s text:c="3"/>1.53_01 POSIX</text:p>
      <text:p text:style-name="P14">ok <text:s text:c="6"/>1.26 Params::Validate</text:p>
      <text:p text:style-name="P14">ok <text:s text:c="6"/>1.64 Pod::Usage</text:p>
      <text:p text:style-name="P14">ok <text:s text:c="6"/>2.05 Readonly</text:p>
      <text:p text:style-name="P14">ok 2016060801 Regexp::Common</text:p>
      <text:p text:style-name="P14">ok <text:s text:c="6"/>2.64 SVG</text:p>
      <text:p text:style-name="P14">ok <text:s text:c="6"/>1.19 Set::IntSpan</text:p>
      <text:p text:style-name="P14">ok <text:s text:c="4"/>1.6611 Statistics::Basic</text:p>
      <text:p text:style-name="P14">ok <text:s text:c="3"/>2.53_01 Storable</text:p>
      <text:p text:style-name="P14">ok <text:s text:c="6"/>1.20 Sys::Hostname</text:p>
      <text:p text:style-name="P14">ok <text:s text:c="6"/>2.03 Text::Balanced</text:p>
      <text:p text:style-name="P14">ok <text:s text:c="6"/>0.60 Text::Format</text:p>
      <text:p text:style-name="P10">ok <text:s text:c="4"/>1.9726 Time::HiRes</text:p>
      <text:p text:style-name="P6"><text:span text:style-name="T3">\end</text:span><text:span text:style-name="T1">{lstlisting}</text:span></text:p>
      <text:p text:style-name="P8">Cuando tenemos estas cosas ya tenemos circos plot instalado en nuestro SO</text:p>
      <text:p text:style-name="P7">\subsection{Galaxy}</text:p>
      <text:p text:style-name="P6"><text:span text:style-name="T1">Galaxy es una plataforma abierta basada en la web para la investigación biomédica computacional accesible, reproducible y transparente.</text:span><text:span text:style-name="T2">\\</text:span></text:p>
      <text:p text:style-name="P12"><text:span text:style-name="T2">\textbf</text:span><text:span text:style-name="T1">{Accesible:} los usuarios sin experiencia en programación pueden especificar fácilmente parámetros y ejecutar herramientas y flujos de trabajo.</text:span><text:span text:style-name="T2">\\</text:span></text:p>
      <text:p text:style-name="P12"><text:span text:style-name="T2">\textbf</text:span><text:span text:style-name="T1">{Reproducible:} Galaxy captura información para que cualquier usuario pueda repetir y comprender un análisis computacional completo.</text:span><text:span text:style-name="T2">\\</text:span></text:p>
      <text:p text:style-name="P6"><text:span text:style-name="T2">\textbf</text:span><text:span text:style-name="T1">{Transparente:} los usuarios comparten y publican análisis a través de la web y crean páginas, documentos interactivos y basados ​​en la web que describen un análisis completo.</text:span><text:span text:style-name="T2">\\</text:span></text:p>
      <text:p text:style-name="P6"><text:span text:style-name="T1">Para obtener instalado galaxy necesitamos seguir los pasos siguientes:</text:span><text:span text:style-name="T2">\\</text:span></text:p>
      <text:p text:style-name="P12"><text:span text:style-name="T2">\textbf</text:span><text:span text:style-name="T1">{Requisitos}</text:span></text:p>
      <text:p text:style-name="P12"><text:span text:style-name="T3">\begin</text:span><text:span text:style-name="T1">{itemize}</text:span></text:p>
      <text:p text:style-name="P12"><text:soft-page-break/><text:span text:style-name="T2">\item</text:span><text:span text:style-name="T1"> UNIX / Linux o Mac OSX</text:span></text:p>
      <text:p text:style-name="P12"><text:span text:style-name="T2">\item</text:span><text:span text:style-name="T1"> Python 2.7</text:span></text:p>
      <text:p text:style-name="P6"><text:span text:style-name="T3">\end</text:span><text:span text:style-name="T1">{itemize}</text:span></text:p>
      <text:p text:style-name="P6"><text:span text:style-name="T2">\textbf</text:span><text:span text:style-name="T1">{Empezar}</text:span><text:span text:style-name="T2">\\</text:span></text:p>
      <text:p text:style-name="P6"><text:span text:style-name="T1">Para producción o usuario único</text:span><text:span text:style-name="T2">\\</text:span></text:p>
      <text:p text:style-name="P12"><text:span text:style-name="T2">\textbf</text:span><text:span text:style-name="T1">{Clonar Galaxy desde GitHub}</text:span><text:span text:style-name="T2">\\</text:span></text:p>
      <text:p text:style-name="P12"><text:span text:style-name="T3">\begin</text:span><text:span text:style-name="T1">{lstlisting}</text:span><text:span text:style-name="T5">[language=bash, style=consola]</text:span></text:p>
      <text:p text:style-name="P14">$ git clone -b release_17.09 https://github.com/galaxyproject/galaxy.git</text:p>
      <text:p text:style-name="P6"><text:span text:style-name="T3">\end</text:span><text:span text:style-name="T1">{lstlisting}</text:span></text:p>
      <text:p text:style-name="P12"><text:span text:style-name="T2">\textbf</text:span><text:span text:style-name="T1">{Comenzarlo}</text:span></text:p>
      <text:p text:style-name="P16">\\</text:p>
      <text:p text:style-name="P13">Galaxy requiere algunas cosas para ejecutar: un virtualenv, archivos de configuración y módulos dependientes de Python. Sin embargo, iniciar el servidor por primera vez creará / adquirirá estas cosas según sea necesario. Para iniciar Galaxy, simplemente ejecute el siguiente comando en una ventana de terminal:</text:p>
      <text:p text:style-name="P12"><text:span text:style-name="T3">\begin</text:span><text:span text:style-name="T1">{lstlisting}</text:span><text:span text:style-name="T5">[language=bash, style=consola]</text:span></text:p>
      <text:p text:style-name="P14">$ cd ~</text:p>
      <text:p text:style-name="P14">$ cd /galaxy</text:p>
      <text:p text:style-name="P14"># En contadas ocaciones se requiere dara permisos de lectura escritura y ejecución para ello ponmos en terminal:</text:p>
      <text:p text:style-name="P14">$ chmod -R 777 run.sh</text:p>
      <text:p text:style-name="P14">$ sh run.sh</text:p>
      <text:p text:style-name="P6"><text:span text:style-name="T3">\end</text:span><text:span text:style-name="T1">{lstlisting}</text:span></text:p>
      <text:p text:style-name="P12"><text:span text:style-name="T3">\begin</text:span><text:span text:style-name="T1">{figure}[h]</text:span></text:p>
      <text:p text:style-name="P12"><text:span text:style-name="T3">\begin</text:span><text:span text:style-name="T1">{center}</text:span></text:p>
      <text:p text:style-name="P12"><text:span text:style-name="T4">\includegraphics</text:span><text:span text:style-name="T1">[width=0.9</text:span><text:span text:style-name="T2">\textwidth</text:span><text:span text:style-name="T1">]{run.png}</text:span></text:p>
      <text:p text:style-name="P12"><text:span text:style-name="T3">\end</text:span><text:span text:style-name="T1">{center}</text:span></text:p>
      <text:p text:style-name="P12"><text:span text:style-name="T2">\caption</text:span><text:span text:style-name="T1">{Consola corriendo galaxy.}</text:span></text:p>
      <text:p text:style-name="P6"><text:span text:style-name="T3">\end</text:span><text:span text:style-name="T1">{figure}</text:span></text:p>
      <text:p text:style-name="P6"><text:span text:style-name="T1">Esto iniciará el servidor Galaxy en el host local y el puerto 8080. Luego se puede acceder a Galaxy desde nuestro navegador web en </text:span><text:span text:style-name="T2">\textbf</text:span><text:span text:style-name="T1">{http:// localhost:8080.} Después de comenzar, el servidor de Galaxy imprimirá la salida a la ventana del terminal. Para detener el servidor Galaxy, se puede presionar las <text:s/>Ctrl+C en la ventana de la terminal desde la que se está ejecutando Galaxy.</text:span></text:p>
      <text:p text:style-name="P12"><text:span text:style-name="T3">\begin</text:span><text:span text:style-name="T1">{figure}[h]</text:span></text:p>
      <text:p text:style-name="P12"><text:span text:style-name="T3">\begin</text:span><text:span text:style-name="T1">{center}</text:span></text:p>
      <text:p text:style-name="P12"><text:span text:style-name="T4">\includegraphics</text:span><text:span text:style-name="T1">[width=0.9</text:span><text:span text:style-name="T2">\textwidth</text:span><text:span text:style-name="T1">]{galaxy.png}</text:span></text:p>
      <text:p text:style-name="P12"><text:span text:style-name="T3">\end</text:span><text:span text:style-name="T1">{center}</text:span></text:p>
      <text:p text:style-name="P12"><text:span text:style-name="T2">\caption</text:span><text:span text:style-name="T1">{Pantalla principal de Galaxy.}</text:span></text:p>
      <text:p text:style-name="P6"><text:span text:style-name="T3">\end</text:span><text:span text:style-name="T1">{figure}</text:span></text:p>
      <text:p text:style-name="P12"><text:span text:style-name="T2">\textbf</text:span><text:span text:style-name="T1">{Próximos pasos}</text:span></text:p>
      <text:p text:style-name="P6"><text:span text:style-name="T1">Convertirse en administrador</text:span><text:span text:style-name="T2">\\</text:span></text:p>
      <text:p text:style-name="P12"><text:span text:style-name="T1">Para controlar Galaxy a través de la interfaz de usuario (instalación de herramientas, administración de usuarios, creación de grupos, etc.), los usuarios deben convertirse en administradores . Solo los usuarios registrados pueden convertirse en administradores. Para otorgar privilegios de administrador a un usuario, se completaron los siguientes pasos:</text:span><text:span text:style-name="T2">\\</text:span></text:p>
      <text:p text:style-name="P12"><text:span text:style-name="T3">\begin</text:span><text:span text:style-name="T1">{itemize}</text:span></text:p>
      <text:p text:style-name="P6"><text:soft-page-break/><text:span text:style-name="T2">\item</text:span><text:span text:style-name="T1"> En el directorio config/ viene el archivo de configuración pero lo encontramos como </text:span><text:span text:style-name="T2">\textbf</text:span><text:span text:style-name="T1">{galaxy.ini.sample} pero galaxy no lo reconoce así pero podemos tenerlo simplemente copiarlo como se muestra aqui:</text:span><text:span text:style-name="T2">\\</text:span></text:p>
      <text:p text:style-name="P12"><text:span text:style-name="T3">\begin</text:span><text:span text:style-name="T1">{lstlisting}</text:span><text:span text:style-name="T5">[language=bash, style=consola]</text:span></text:p>
      <text:p text:style-name="P14">$ cd /galaxy/config</text:p>
      <text:p text:style-name="P14">$ cp galaxy.ini.sample galaxy.ini</text:p>
      <text:p text:style-name="P14">$ vi galaxy.ini</text:p>
      <text:p text:style-name="P6"><text:span text:style-name="T3">\end</text:span><text:span text:style-name="T1">{lstlisting}</text:span></text:p>
      <text:p text:style-name="P12"><text:span text:style-name="T2">\item</text:span><text:span text:style-name="T1"> Agregamos el correo electrónico de inicio de sesión Galaxy del usuario al archivo de configuración config/galaxy.ini. Como se muestra aquí:</text:span><text:span text:style-name="T2">\\</text:span></text:p>
      <text:p text:style-name="P12"><text:span text:style-name="T3">\begin</text:span><text:span text:style-name="T1">{lstlisting}</text:span><text:span text:style-name="T5">[language=bash, style=consola]</text:span></text:p>
      <text:p text:style-name="P14"># Esta linea viene comentada por lo que hay que descomentarlar y ponemos:</text:p>
      <text:p text:style-name="P14">admin_users = jjmartinez@inmegen.edu.mx</text:p>
      <text:p text:style-name="P12"><text:span text:style-name="T3">\end</text:span><text:span text:style-name="T1">{lstlisting}</text:span></text:p>
      <text:p text:style-name="P6"><text:span text:style-name="T2">\item</text:span><text:span text:style-name="T1"> Reinicié Galaxy después de modificar el archivo de configuración para que los cambios surtan efecto.</text:span></text:p>
      <text:p text:style-name="P6"><text:span text:style-name="T3">\end</text:span><text:span text:style-name="T1">{itemiz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2:51:25.440925441</meta:creation-date>
    <dc:date>2018-01-31T14:27:22.363435503</dc:date>
    <meta:editing-duration>P2DT19H4M55S</meta:editing-duration>
    <meta:editing-cycles>2</meta:editing-cycles>
    <meta:generator>LibreOffice/5.1.6.2$Linux_X86_64 LibreOffice_project/10m0$Build-2</meta:generator>
    <meta:document-statistic meta:table-count="0" meta:image-count="0" meta:object-count="0" meta:page-count="5" meta:paragraph-count="166" meta:word-count="1132" meta:character-count="9031" meta:non-whitespace-character-count="7864"/>
  </office:meta>
</office:document-meta>
</file>